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6e5b1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18810c" officeooo:paragraph-rsid="0018810c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6e5b1" fo:background-color="#ffff0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6e5b1" fo:background-color="#ffff00" style:font-style-asian="normal" style:font-style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a6279" fo:background-color="#ffff00" style:font-style-asian="normal" style:font-style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a6279" fo:background-color="#ffff0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6e5b1" fo:background-color="transparen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6e5b1" fo:background-color="transparent" style:font-style-asian="normal" style:font-style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a6279" fo:background-color="transparent" style:font-style-asian="normal" style:font-style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a6279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style:text-underline-style="none" fo:font-weight="normal" officeooo:rsid="0018810c" officeooo:paragraph-rsid="001c6076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style:text-underline-style="none" fo:font-weight="normal" officeooo:rsid="001eb693" officeooo:paragraph-rsid="001eb693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style:text-underline-style="none" fo:font-weight="normal" officeooo:rsid="0018810c" officeooo:paragraph-rsid="001c6076" fo:background-color="#ffff0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style:text-underline-style="none" fo:font-weight="normal" officeooo:rsid="001eb693" officeooo:paragraph-rsid="001eb693" fo:background-color="#ffff0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style:text-underline-style="none" fo:font-weight="bold" officeooo:paragraph-rsid="0016e5b1" fo:background-color="transparent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style:text-underline-style="none" fo:font-weight="bold" officeooo:rsid="0018810c" officeooo:paragraph-rsid="0018810c" fo:background-color="transparent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style:text-underline-style="none" fo:font-weight="bold" officeooo:rsid="0018810c" officeooo:paragraph-rsid="001c6076" fo:background-color="transparent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bold" officeooo:paragraph-rsid="0016e5b1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bold" officeooo:rsid="0018810c" officeooo:paragraph-rsid="0018810c" style:font-style-asian="normal" style:font-weight-asian="bold" style:font-style-complex="normal" style:font-weight-complex="bold"/>
    </style:style>
    <style:style style:name="T1" style:family="text">
      <style:text-properties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b693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Используя команду cat, создать два файла с данными, </text:p>
      <text:p text:style-name="P1"/>
      <text:p text:style-name="P1">root@lk-travel:/home/lk/homework# <text:span text:style-name="T1">cat &gt; firstFile</text:span></text:p>
      <text:p text:style-name="P15">Это первый файл</text:p>
      <text:p text:style-name="P16">(Ctrl + D)</text:p>
      <text:p text:style-name="P1">root@lk-travel:/home/lk/homework# <text:span text:style-name="T5">cat &gt; secondFile</text:span></text:p>
      <text:p text:style-name="P18">Это второй файл</text:p>
      <text:p text:style-name="P19">(Ctrl + D)</text:p>
      <text:p text:style-name="P2"/>
      <text:p text:style-name="P3">а затем объединить их.</text:p>
      <text:p text:style-name="P3"/>
      <text:p text:style-name="P7">root@lk-travel:/home/lk/homework# <text:span text:style-name="T5">cat firstFile secondFile &gt; twoFiles</text:span></text:p>
      <text:p text:style-name="P3"/>
      <text:p text:style-name="P3">Просмотреть содержимое созданного файла.</text:p>
      <text:p text:style-name="P3"/>
      <text:p text:style-name="P7">root@lk-travel:/home/lk/homework# <text:span text:style-name="T5">cat twoFiles</text:span></text:p>
      <text:p text:style-name="P7"><text:span text:style-name="T2"/></text:p>
      <text:p text:style-name="P4">Переименовать файл, дав ему новое имя.</text:p>
      <text:p text:style-name="P4"><text:span text:style-name="T2"/></text:p>
      <text:p text:style-name="P8">root@lk-travel:/home/lk/homework# <text:span text:style-name="T3">mv twoFiles newName</text:span></text:p>
      <text:p text:style-name="P8"><text:span text:style-name="T2"/></text:p>
      <text:p text:style-name="P4">Создать несколько файлов.</text:p>
      <text:p text:style-name="P8"><text:span text:style-name="T2"/></text:p>
      <text:p text:style-name="P9">root@lk-travel:/home/lk/homework# <text:span text:style-name="T3">touch new-file-{1..10}.txt</text:span></text:p>
      <text:p text:style-name="P9"><text:span text:style-name="T2"/></text:p>
      <text:p text:style-name="P5">Создать директорию,</text:p>
      <text:p text:style-name="P5"><text:span text:style-name="T2"/></text:p>
      <text:p text:style-name="P9">root@lk-travel:/home/lk/homework# <text:span text:style-name="T3">mkdir firstDir</text:span></text:p>
      <text:p text:style-name="P9"><text:span text:style-name="T2"/></text:p>
      <text:p text:style-name="P5">переместить файл туда.</text:p>
      <text:p text:style-name="P5"><text:span text:style-name="T2"/></text:p>
      <text:p text:style-name="P9">root@lk-travel:/home/lk/homework#<text:span text:style-name="T2"> </text:span><text:span text:style-name="T3">mv firstFile firstDir</text:span></text:p>
      <text:p text:style-name="P9"><text:span text:style-name="T2"/></text:p>
      <text:p text:style-name="P5">Удалить все созданные в этом и предыдущем задании директории и файлы.</text:p>
      <text:p text:style-name="P5"><text:span text:style-name="T2"/></text:p>
      <text:p text:style-name="P9">root@lk-travel:/home/lk/homework#<text:span text:style-name="T2"> </text:span><text:span text:style-name="T3">rm new-file-{1..10}.txt</text:span></text:p>
      <text:p text:style-name="P9"><text:span text:style-name="T6">root@lk-travel:/home/lk/homework#</text:span><text:span text:style-name="T3"> rm -rf firstDir</text:span></text:p>
      <text:p text:style-name="P9"><text:span text:style-name="T6">root@lk-travel:/home/lk/homework#</text:span><text:span text:style-name="T3"> rm newName</text:span></text:p>
      <text:p text:style-name="P9"><text:span text:style-name="T6">root@lk-travel:/home/lk/homework#</text:span><text:span text:style-name="T3"> rm secondFile</text:span></text:p>
      <text:p text:style-name="P9"><text:span text:style-name="T3"/></text:p>
      <text:p text:style-name="P6">Создать файл file1 и наполнить его произвольным содержимым.</text:p>
      <text:p text:style-name="P6"><text:span text:style-name="T3"/></text:p>
      <text:p text:style-name="P10">root@lk-travel:/home/lk/homework#<text:span text:style-name="T3"> cat &gt; file1</text:span></text:p>
      <text:p text:style-name="P10"><text:span text:style-name="T3">Произвольное содержимое</text:span></text:p>
      <text:p text:style-name="P17">(Ctrl + D)</text:p>
      <text:p text:style-name="P17"><text:span text:style-name="T3"/></text:p>
      <text:p text:style-name="P13">Скопировать его в file2.</text:p>
      <text:p text:style-name="P13"/>
      <text:p text:style-name="P11">root@lk-travel:/home/lk/homework# <text:span text:style-name="T3">cp file1 file2</text:span></text:p>
      <text:p text:style-name="P11"><text:span text:style-name="T3"/></text:p>
      <text:p text:style-name="P13">Создать символическую ссылку file3 на file1.</text:p>
      <text:p text:style-name="P13"><text:span text:style-name="T3"/></text:p>
      <text:p text:style-name="P11">root@lk-travel:/home/lk/homework#<text:span text:style-name="T3"> ln -s file1 file3</text:span></text:p>
      <text:p text:style-name="P11"><text:span text:style-name="T3"/></text:p>
      <text:p text:style-name="P13">Создать жесткую ссылку file4 на file1.</text:p>
      <text:p text:style-name="P11"><text:soft-page-break/>root@lk-travel:/home/lk/homework#<text:span text:style-name="T3"> ln file1 file4</text:span></text:p>
      <text:p text:style-name="P11"><text:span text:style-name="T3"/></text:p>
      <text:p text:style-name="P13">Посмотреть, какие айноды у файлов.</text:p>
      <text:p text:style-name="P13"><text:span text:style-name="T3"/></text:p>
      <text:p text:style-name="P11">root@lk-travel:/home/lk/homework# <text:span text:style-name="T3">ls -ali</text:span></text:p>
      <text:p text:style-name="P11"><text:span text:style-name="T3"/></text:p>
      <text:p text:style-name="P13">Удалить file1.</text:p>
      <text:p text:style-name="P13"><text:span text:style-name="T3"/></text:p>
      <text:p text:style-name="P11">root@lk-travel:/home/lk/homework#<text:span text:style-name="T3"> rm file1</text:span></text:p>
      <text:p text:style-name="P11"><text:span text:style-name="T3"/></text:p>
      <text:p text:style-name="P13">Что стало с остальными созданными файлами?</text:p>
      <text:p text:style-name="P13"><text:span text:style-name="T3"/></text:p>
      <text:p text:style-name="P12"><text:span text:style-name="T3">Символическая ссылка file3 покраснела.</text:span></text:p>
      <text:p text:style-name="P12"><text:span text:style-name="T3"/></text:p>
      <text:p text:style-name="P14">Попробовать вывести их на экран.</text:p>
      <text:p text:style-name="P11"><text:span text:style-name="T3"/></text:p>
      <text:p text:style-name="P11">root@lk-travel:/home/lk/homework#<text:span text:style-name="T3"> cat file2</text:span></text:p>
      <text:p text:style-name="P11">root@lk-travel:/home/lk/homework#<text:span text:style-name="T3"> cat file3</text:span></text:p>
      <text:p text:style-name="P11"><text:span text:style-name="T4">(</text:span><text:span text:style-name="T3">Нет такого файла или каталога</text:span><text:span text:style-name="T4">)</text:span></text:p>
      <text:p text:style-name="P11">root@lk-travel:/home/lk/homework#<text:span text:style-name="T3"> cat file4</text:span></text:p>
      <text:p text:style-name="P11"><text:span text:style-name="T3"/></text:p>
      <text:p text:style-name="P13">Дать созданным файлам другие, произвольные имена.</text:p>
      <text:p text:style-name="P13"><text:span text:style-name="T3"/></text:p>
      <text:p text:style-name="P11">root@lk-travel:/home/lk/homework# <text:span text:style-name="T3">mv file2 firstRandom</text:span></text:p>
      <text:p text:style-name="P11">root@lk-travel:/home/lk/homework# <text:span text:style-name="T3">mv file3 secondRandom</text:span></text:p>
      <text:p text:style-name="P11">root@lk-travel:/home/lk/homework# <text:span text:style-name="T3">mv file4 thirdRandom</text:span></text:p>
      <text:p text:style-name="P11"><text:span text:style-name="T3"/></text:p>
      <text:p text:style-name="P13">Создать новую символическую ссылку.</text:p>
      <text:p text:style-name="P13"><text:span text:style-name="T3"/></text:p>
      <text:p text:style-name="P11">root@lk-travel:/home/lk/homework#<text:span text:style-name="T3"> ln -s firstRandom newLink</text:span></text:p>
      <text:p text:style-name="P11"><text:span text:style-name="T3"/></text:p>
      <text:p text:style-name="P13">Переместить ссылки в другую директорию.</text:p>
      <text:p text:style-name="P13"><text:span text:style-name="T3"/></text:p>
      <text:p text:style-name="P11">root@lk-travel:/home/lk/homework#<text:span text:style-name="T3"> mkdir otherDir</text:span></text:p>
      <text:p text:style-name="P11">root@lk-travel:/home/lk/homework#<text:span text:style-name="T3"> mv newLink otherDir</text:span></text:p>
      <text:p text:style-name="P11">root@lk-travel:/home/lk/homework#<text:span text:style-name="T3"> mv secondRandom otherDir</text:span></text:p>
      <text:p text:style-name="P11">root@lk-travel:/home/lk/homework#<text:span text:style-name="T3"> mv thirdRandom otherDi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2:40:59.981662929</meta:creation-date>
    <meta:generator>LibreOffice/7.3.7.2$Linux_X86_64 LibreOffice_project/30$Build-2</meta:generator>
    <dc:date>2023-02-15T19:49:24.150423424</dc:date>
    <meta:editing-duration>PT5M45S</meta:editing-duration>
    <meta:editing-cycles>2</meta:editing-cycles>
    <meta:document-statistic meta:table-count="0" meta:image-count="0" meta:object-count="0" meta:page-count="2" meta:paragraph-count="56" meta:word-count="232" meta:character-count="2318" meta:non-whitespace-character-count="2141"/>
  </office:meta>
</office:document-meta>
</file>